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ora" svg:font-family="Lora, serif"/>
    <style:font-face style:name="Menlo" svg:font-family="Menlo, Monaco, 'Courier New', Courier, monospace"/>
    <style:font-face style:name="arial" svg:font-family="arial, sans-serif"/>
    <style:font-face style:name="charter" svg:font-family="charter, Georgia, Cambria, 'Times New Roman', Times, serif"/>
    <style:font-face style:name="urw-din" svg:font-family="urw-din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letter-spacing="normal" officeooo:rsid="00073d9f" officeooo:paragraph-rsid="00073d9f"/>
    </style:style>
    <style:style style:name="P2" style:family="paragraph" style:parent-style-name="Preformatted_20_Text">
      <style:text-properties fo:font-variant="normal" fo:text-transform="none" fo:letter-spacing="normal" officeooo:rsid="00091737" officeooo:paragraph-rsid="00091737"/>
    </style:style>
    <style:style style:name="P3" style:family="paragraph" style:parent-style-name="Preformatted_20_Text">
      <style:text-properties fo:font-variant="normal" fo:text-transform="none" fo:color="#292929" style:font-name="Liberation Serif" fo:font-size="12pt" fo:letter-spacing="normal" fo:font-style="normal" fo:font-weight="normal" officeooo:rsid="000a1552" officeooo:paragraph-rsid="000c0bbf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variant="normal" fo:text-transform="none" fo:color="#292929" style:font-name="Liberation Serif" fo:font-size="12pt" fo:letter-spacing="normal" fo:font-style="normal" fo:font-weight="normal" officeooo:rsid="000bf8b9" officeooo:paragraph-rsid="000bf8b9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variant="normal" fo:text-transform="none" fo:color="#292929" style:font-name="Liberation Serif" fo:font-size="12pt" fo:letter-spacing="normal" fo:font-style="normal" fo:font-weight="normal" officeooo:rsid="000c0bbf" officeooo:paragraph-rsid="000c0bbf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variant="normal" fo:text-transform="none" fo:color="#292929" style:font-name="Liberation Serif" fo:font-size="12pt" fo:letter-spacing="normal" fo:font-style="normal" fo:font-weight="normal" officeooo:rsid="000d5625" officeooo:paragraph-rsid="000d5625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variant="normal" fo:text-transform="none" fo:color="#292929" style:font-name="Liberation Serif" fo:font-size="12pt" fo:letter-spacing="normal" fo:font-style="normal" fo:font-weight="normal" officeooo:rsid="000f4fe0" officeooo:paragraph-rsid="000f4fe0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variant="normal" fo:text-transform="none" fo:color="#292929" style:font-name="Liberation Serif" fo:font-size="12pt" fo:letter-spacing="normal" fo:font-style="normal" fo:font-weight="bold" officeooo:rsid="000bf8b9" officeooo:paragraph-rsid="000bf8b9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variant="normal" fo:text-transform="none" fo:color="#292929" style:font-name="Liberation Serif" fo:font-size="12pt" fo:letter-spacing="normal" fo:font-style="normal" fo:font-weight="bold" officeooo:rsid="000f4fe0" officeooo:paragraph-rsid="000f4fe0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variant="normal" fo:text-transform="none" style:font-name="Liberation Serif" fo:letter-spacing="normal" officeooo:rsid="0005c35d" officeooo:paragraph-rsid="0005c35d"/>
    </style:style>
    <style:style style:name="P11" style:family="paragraph" style:parent-style-name="Preformatted_20_Text" style:list-style-name="L1">
      <style:text-properties fo:font-variant="normal" fo:text-transform="none" style:font-name="Liberation Serif" fo:letter-spacing="normal" officeooo:rsid="0005c35d" officeooo:paragraph-rsid="0005c35d"/>
    </style:style>
    <style:style style:name="P12" style:family="paragraph" style:parent-style-name="Preformatted_20_Text">
      <style:text-properties fo:font-variant="normal" fo:text-transform="none" style:font-name="Liberation Serif" fo:letter-spacing="normal" officeooo:rsid="00073d9f" officeooo:paragraph-rsid="00073d9f"/>
    </style:style>
    <style:style style:name="P13" style:family="paragraph" style:parent-style-name="Preformatted_20_Text">
      <style:text-properties fo:font-variant="normal" fo:text-transform="none" style:font-name="Liberation Serif" fo:letter-spacing="normal" officeooo:rsid="0005c35d" officeooo:paragraph-rsid="0005c35d" fo:background-color="#cccccc"/>
    </style:style>
    <style:style style:name="P14" style:family="paragraph" style:parent-style-name="Preformatted_20_Text">
      <style:text-properties fo:font-variant="normal" fo:text-transform="none" style:font-name="Liberation Serif" fo:letter-spacing="normal" officeooo:rsid="00171661" officeooo:paragraph-rsid="00171661"/>
    </style:style>
    <style:style style:name="P15" style:family="paragraph" style:parent-style-name="Preformatted_20_Text">
      <style:text-properties fo:font-variant="normal" fo:text-transform="none" style:font-name="Liberation Serif" fo:letter-spacing="normal" officeooo:rsid="001bd8f1" officeooo:paragraph-rsid="001bd8f1"/>
    </style:style>
    <style:style style:name="P16" style:family="paragraph" style:parent-style-name="Preformatted_20_Text">
      <style:text-properties fo:font-variant="normal" fo:text-transform="none" fo:color="#820f71" style:font-name="Liberation Serif" fo:letter-spacing="normal" officeooo:paragraph-rsid="0005c35d" fo:background-color="#ffffff"/>
    </style:style>
    <style:style style:name="P17" style:family="paragraph" style:parent-style-name="Preformatted_20_Text">
      <style:text-properties fo:font-variant="normal" fo:text-transform="none" fo:color="#820f71" style:font-name="Liberation Serif" fo:letter-spacing="normal" officeooo:rsid="0005c35d" officeooo:paragraph-rsid="0005c35d" fo:background-color="#ffffff"/>
    </style:style>
    <style:style style:name="P18" style:family="paragraph" style:parent-style-name="Preformatted_20_Text">
      <style:text-properties fo:font-variant="normal" fo:text-transform="none" fo:color="#820f71" style:font-name="Liberation Serif" fo:letter-spacing="normal" officeooo:rsid="0005c35d" officeooo:paragraph-rsid="0005c35d"/>
    </style:style>
    <style:style style:name="P19" style:family="paragraph" style:parent-style-name="Preformatted_20_Text">
      <style:text-properties fo:font-variant="normal" fo:text-transform="none" fo:color="#820f71" style:font-name="Liberation Serif" fo:letter-spacing="normal" officeooo:rsid="0005c35d" officeooo:paragraph-rsid="00073d9f"/>
    </style:style>
    <style:style style:name="P20" style:family="paragraph" style:parent-style-name="Preformatted_20_Text">
      <style:text-properties fo:font-variant="normal" fo:text-transform="none" fo:color="#820f71" fo:letter-spacing="normal" officeooo:paragraph-rsid="00073d9f"/>
    </style:style>
    <style:style style:name="P21" style:family="paragraph" style:parent-style-name="Preformatted_20_Text">
      <style:text-properties fo:font-variant="normal" fo:text-transform="none" fo:color="#820f71" fo:letter-spacing="normal" officeooo:rsid="00073d9f" officeooo:paragraph-rsid="00073d9f"/>
    </style:style>
    <style:style style:name="P22" style:family="paragraph" style:parent-style-name="Preformatted_20_Text">
      <style:text-properties fo:font-variant="normal" fo:text-transform="none" fo:color="#820f71" fo:letter-spacing="normal" officeooo:rsid="00091737" officeooo:paragraph-rsid="00091737"/>
    </style:style>
    <style:style style:name="P23" style:family="paragraph" style:parent-style-name="Preformatted_20_Text">
      <style:text-properties fo:font-variant="normal" fo:text-transform="none" fo:color="#000000" fo:letter-spacing="normal" style:text-underline-style="solid" style:text-underline-width="auto" style:text-underline-color="font-color" officeooo:rsid="00091737" officeooo:paragraph-rsid="00091737"/>
    </style:style>
    <style:style style:name="P24" style:family="paragraph" style:parent-style-name="Preformatted_20_Text">
      <style:text-properties fo:font-variant="normal" fo:text-transform="none" fo:color="#000000" style:font-name="Liberation Serif" fo:letter-spacing="normal" style:text-underline-style="solid" style:text-underline-width="auto" style:text-underline-color="font-color" officeooo:rsid="00073d9f" officeooo:paragraph-rsid="00073d9f"/>
    </style:style>
    <style:style style:name="P25" style:family="paragraph" style:parent-style-name="Preformatted_20_Text">
      <style:text-properties fo:font-variant="normal" fo:text-transform="none" fo:color="#000000" style:font-name="Liberation Serif" fo:letter-spacing="normal" style:text-underline-style="none" officeooo:rsid="00171661" officeooo:paragraph-rsid="00171661"/>
    </style:style>
    <style:style style:name="P26" style:family="paragraph" style:parent-style-name="Preformatted_20_Text">
      <style:text-properties fo:font-variant="normal" fo:text-transform="none" fo:color="#000000" style:font-name="Liberation Serif" fo:font-size="12pt" fo:letter-spacing="normal" fo:font-style="italic" fo:font-weight="normal" officeooo:rsid="000f4fe0" officeooo:paragraph-rsid="00141b9b" style:font-size-asian="12pt" style:font-weight-asian="bold" style:font-size-complex="12pt" style:font-weight-complex="bold"/>
    </style:style>
    <style:style style:name="P2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0a1552" officeooo:paragraph-rsid="000c0bbf" style:font-size-asian="12pt" style:font-weight-asian="bold" style:font-size-complex="12pt" style:font-weight-complex="bold"/>
    </style:style>
    <style:style style:name="P28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a1552" officeooo:paragraph-rsid="000c0bbf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44961" officeooo:paragraph-rsid="00144961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0a1552" officeooo:paragraph-rsid="000c0bbf" style:font-size-asian="12pt" style:font-weight-asian="bold" style:font-size-complex="12pt" style:font-weight-complex="bold"/>
    </style:style>
    <style:style style:name="P31" style:family="paragraph" style:parent-style-name="Preformatted_20_Text">
      <style:text-properties fo:font-variant="normal" fo:text-transform="none" fo:color="#222222" style:font-name="Liberation Serif" fo:font-size="13.5pt" fo:letter-spacing="normal" fo:font-style="italic" fo:font-weight="normal" officeooo:rsid="000f4fe0" officeooo:paragraph-rsid="00141b9b" style:font-size-asian="12pt" style:font-weight-asian="bold" style:font-size-complex="12pt" style:font-weight-complex="bold"/>
    </style:style>
    <style:style style:name="P32" style:family="paragraph" style:parent-style-name="Preformatted_20_Text">
      <style:text-properties fo:font-variant="normal" fo:text-transform="none" fo:color="#222222" style:font-name="Liberation Serif" fo:font-size="13.5pt" fo:letter-spacing="normal" fo:font-style="normal" fo:font-weight="normal" officeooo:rsid="000f4fe0" officeooo:paragraph-rsid="000f4fe0" style:font-size-asian="12pt" style:font-weight-asian="bold" style:font-size-complex="12pt" style:font-weight-complex="bold"/>
    </style:style>
    <style:style style:name="P33" style:family="paragraph" style:parent-style-name="Preformatted_20_Text">
      <style:text-properties fo:font-variant="normal" fo:text-transform="none" fo:color="#a3238e" style:font-name="Liberation Serif" fo:font-size="12pt" fo:letter-spacing="normal" fo:font-style="normal" fo:font-weight="normal" officeooo:rsid="000f4fe0" officeooo:paragraph-rsid="000f4fe0" style:font-size-asian="12pt" style:font-weight-asian="bold" style:font-size-complex="12pt" style:font-weight-complex="bold"/>
    </style:style>
    <style:style style:name="P34" style:family="paragraph" style:parent-style-name="Preformatted_20_Text">
      <style:text-properties fo:font-variant="normal" fo:text-transform="none" fo:color="#a3238e" style:font-name="Liberation Serif" fo:font-size="12pt" fo:letter-spacing="normal" fo:font-style="normal" fo:font-weight="normal" officeooo:rsid="000d5625" officeooo:paragraph-rsid="000d5625" style:font-size-asian="12pt" style:font-weight-asian="bold" style:font-size-complex="12pt" style:font-weight-complex="bold"/>
    </style:style>
    <style:style style:name="P35" style:family="paragraph" style:parent-style-name="Preformatted_20_Text">
      <style:text-properties style:font-name="Liberation Serif" fo:font-size="12pt" officeooo:paragraph-rsid="00141b9b" style:font-size-asian="12pt" style:font-size-complex="12pt"/>
    </style:style>
    <style:style style:name="P36" style:family="paragraph" style:parent-style-name="Preformatted_20_Text">
      <style:text-properties style:font-name="Liberation Serif" fo:font-size="12pt" fo:font-weight="bold" officeooo:paragraph-rsid="00141b9b" style:font-weight-asian="bold" style:font-weight-complex="bold"/>
    </style:style>
    <style:style style:name="P37" style:family="paragraph" style:parent-style-name="Preformatted_20_Text">
      <style:text-properties officeooo:paragraph-rsid="0012241f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0578d3" officeooo:paragraph-rsid="000578d3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0578d3" officeooo:paragraph-rsid="00171661" style:font-weight-asian="bold" style:font-weight-complex="bold"/>
    </style:style>
    <style:style style:name="P40" style:family="paragraph" style:parent-style-name="Standard">
      <style:text-properties fo:font-variant="normal" fo:text-transform="none" fo:color="#292929" style:font-name="Liberation Serif" fo:font-size="12pt" fo:letter-spacing="normal" fo:font-style="normal" fo:font-weight="normal" officeooo:rsid="000578d3" officeooo:paragraph-rsid="000578d3" style:font-size-asian="12pt" style:font-weight-asian="bold" style:font-size-complex="12pt" style:font-weight-complex="bold"/>
    </style:style>
    <style:style style:name="P41" style:family="paragraph" style:parent-style-name="Standard" style:list-style-name="L3">
      <style:text-properties fo:font-variant="normal" fo:text-transform="none" fo:color="#292929" style:font-name="Liberation Serif" fo:font-size="12pt" fo:letter-spacing="normal" fo:font-style="normal" fo:font-weight="normal" officeooo:rsid="0005c35d" officeooo:paragraph-rsid="0005c35d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292929" style:font-name="Liberation Serif" fo:font-size="12pt" fo:letter-spacing="normal" fo:font-style="normal" fo:font-weight="normal" officeooo:rsid="0010aef0" officeooo:paragraph-rsid="0010aef0" style:font-size-asian="12pt" style:font-weight-asian="bold" style:font-size-complex="12pt" style:font-weight-complex="bold"/>
    </style:style>
    <style:style style:name="P43" style:family="paragraph" style:parent-style-name="Standard">
      <style:text-properties fo:font-variant="normal" fo:text-transform="none" fo:color="#292929" style:font-name="Liberation Serif" fo:font-size="12pt" fo:letter-spacing="normal" fo:font-style="normal" fo:font-weight="normal" officeooo:rsid="0012241f" officeooo:paragraph-rsid="0012241f" style:font-size-asian="12pt" style:font-weight-asian="bold" style:font-size-complex="12pt" style:font-weight-complex="bold"/>
    </style:style>
    <style:style style:name="P44" style:family="paragraph" style:parent-style-name="Standard">
      <style:text-properties fo:font-variant="normal" fo:text-transform="none" fo:color="#292929" style:font-name="Liberation Serif" fo:font-size="12pt" fo:letter-spacing="normal" fo:font-style="normal" fo:font-weight="normal" officeooo:rsid="0015bc40" officeooo:paragraph-rsid="0015bc40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292929" style:font-name="Liberation Serif" fo:font-size="12pt" fo:letter-spacing="normal" fo:font-style="normal" fo:font-weight="normal" officeooo:rsid="00171661" officeooo:paragraph-rsid="00171661" style:font-size-asian="12pt" style:font-weight-asian="bold" style:font-size-complex="12pt" style:font-weight-complex="bold"/>
    </style:style>
    <style:style style:name="P46" style:family="paragraph" style:parent-style-name="Standard">
      <style:text-properties fo:font-variant="normal" fo:text-transform="none" fo:color="#292929" style:font-name="Liberation Serif" fo:font-size="12pt" fo:letter-spacing="normal" fo:font-style="normal" fo:font-weight="bold" officeooo:rsid="0010aef0" officeooo:paragraph-rsid="0010aef0" style:font-size-asian="12pt" style:font-weight-asian="bold" style:font-size-complex="12pt" style:font-weight-complex="bold"/>
    </style:style>
    <style:style style:name="P47" style:family="paragraph" style:parent-style-name="Standard" style:list-style-name="L4">
      <style:text-properties fo:font-variant="normal" fo:text-transform="none" fo:color="#000000" style:font-name="Liberation Serif" fo:font-size="12pt" fo:letter-spacing="normal" fo:font-style="normal" fo:font-weight="normal" officeooo:rsid="0010aef0" officeooo:paragraph-rsid="0010aef0" style:font-size-asian="12pt" style:font-weight-asian="bold" style:font-size-complex="12pt" style:font-weight-complex="bold"/>
    </style:style>
    <style:style style:name="P48" style:family="paragraph" style:parent-style-name="Standard">
      <style:text-properties fo:font-variant="normal" fo:text-transform="none" fo:color="#a3238e" style:font-name="Liberation Serif" fo:font-size="12pt" fo:letter-spacing="normal" fo:font-style="normal" fo:font-weight="normal" officeooo:rsid="0016745a" officeooo:paragraph-rsid="0015bc40" style:font-size-asian="12pt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a3238e" style:font-name="Liberation Serif" fo:font-size="12pt" fo:letter-spacing="normal" fo:font-style="normal" fo:font-weight="normal" officeooo:rsid="000578d3" officeooo:paragraph-rsid="000578d3" style:font-size-asian="12pt" style:font-weight-asian="bold" style:font-size-complex="12pt" style:font-weight-complex="bold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0578d3" officeooo:paragraph-rsid="000578d3" style:font-weight-asian="bold" style:font-weight-complex="bold"/>
    </style:style>
    <style:style style:name="T1" style:family="text">
      <style:text-properties fo:color="#292929" style:font-name="Menlo" fo:font-size="12pt" fo:font-style="normal" fo:font-weight="normal" style:font-size-asian="12pt" style:font-weight-asian="bold" style:font-size-complex="12pt" style:font-weight-complex="bold"/>
    </style:style>
    <style:style style:name="T2" style:family="text">
      <style:text-properties fo:color="#292929" style:font-name="Menlo" fo:font-size="12pt" fo:font-style="normal" fo:font-weight="normal" officeooo:rsid="0009b35c" style:font-size-asian="12pt" style:font-weight-asian="bold" style:font-size-complex="12pt" style:font-weight-complex="bold"/>
    </style:style>
    <style:style style:name="T3" style:family="text">
      <style:text-properties fo:color="#292929" fo:font-size="12pt" fo:font-style="normal" fo:font-weight="normal" style:font-size-asian="12pt" style:font-weight-asian="bold" style:font-size-complex="12pt" style:font-weight-complex="bold"/>
    </style:style>
    <style:style style:name="T4" style:family="text">
      <style:text-properties fo:color="#292929" fo:font-size="12pt" fo:font-style="normal" fo:font-weight="normal" officeooo:rsid="00073d9f" style:font-size-asian="12pt" style:font-weight-asian="bold" style:font-size-complex="12pt" style:font-weight-complex="bold"/>
    </style:style>
    <style:style style:name="T5" style:family="text">
      <style:text-properties fo:color="#292929" fo:font-size="12pt" fo:font-style="normal" fo:font-weight="normal" officeooo:rsid="0009b35c" style:font-size-asian="12pt" style:font-weight-asian="bold" style:font-size-complex="12pt" style:font-weight-complex="bold"/>
    </style:style>
    <style:style style:name="T6" style:family="text">
      <style:text-properties fo:color="#292929" fo:font-size="12pt" fo:font-style="normal" fo:font-weight="normal" officeooo:rsid="001bd8f1" style:font-size-asian="12pt" style:font-weight-asian="bold" style:font-size-complex="12pt" style:font-weight-complex="bold"/>
    </style:style>
    <style:style style:name="T7" style:family="text">
      <style:text-properties fo:color="#292929" fo:font-size="12pt" fo:font-style="normal" fo:font-weight="bold" style:font-size-asian="12pt" style:font-weight-asian="bold" style:font-size-complex="12pt" style:font-weight-complex="bold"/>
    </style:style>
    <style:style style:name="T8" style:family="text">
      <style:text-properties style:font-name="Menlo" fo:font-size="12pt" fo:font-style="normal" fo:font-weight="normal" style:font-size-asian="12pt" style:font-weight-asian="bold" style:font-size-complex="12pt" style:font-weight-complex="bold"/>
    </style:style>
    <style:style style:name="T9" style:family="text">
      <style:text-properties style:font-name="Menlo" fo:font-size="12pt" fo:font-style="normal" fo:font-weight="normal" officeooo:rsid="00073d9f" style:font-size-asian="12pt" style:font-weight-asian="bold" style:font-size-complex="12pt" style:font-weight-complex="bold"/>
    </style:style>
    <style:style style:name="T10" style:family="text">
      <style:text-properties style:font-name="Menlo" fo:font-size="12pt" fo:font-style="normal" fo:font-weight="normal" officeooo:rsid="00091737" style:font-size-asian="12pt" style:font-weight-asian="bold" style:font-size-complex="12pt" style:font-weight-complex="bold"/>
    </style:style>
    <style:style style:name="T11" style:family="text">
      <style:text-properties style:font-name="Menlo" fo:font-size="12pt" fo:font-style="normal" fo:font-weight="normal" officeooo:rsid="0009b35c" style:font-size-asian="12pt" style:font-weight-asian="bold" style:font-size-complex="12pt" style:font-weight-complex="bold"/>
    </style:style>
    <style:style style:name="T12" style:family="text">
      <style:text-properties fo:font-size="12pt" fo:font-style="normal" fo:font-weight="normal" style:font-size-asian="12pt" style:font-weight-asian="bold" style:font-size-complex="12pt" style:font-weight-complex="bold"/>
    </style:style>
    <style:style style:name="T13" style:family="text">
      <style:text-properties fo:font-size="12pt" fo:font-style="normal" fo:font-weight="normal" officeooo:rsid="0005c35d" style:font-size-asian="12pt" style:font-weight-asian="bold" style:font-size-complex="12pt" style:font-weight-complex="bold"/>
    </style:style>
    <style:style style:name="T14" style:family="text">
      <style:text-properties fo:font-size="12pt" fo:font-style="normal" fo:font-weight="normal" officeooo:rsid="00073d9f" style:font-size-asian="12pt" style:font-weight-asian="bold" style:font-size-complex="12pt" style:font-weight-complex="bold"/>
    </style:style>
    <style:style style:name="T15" style:family="text">
      <style:text-properties fo:font-size="12pt" fo:font-style="normal" fo:font-weight="normal" officeooo:rsid="0009b35c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normal" officeooo:rsid="0012241f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92929" fo:letter-spacing="normal" fo:font-style="normal" fo:font-weight="normal" officeooo:rsid="000f4fe0" style:font-weight-asian="bold" style:font-weight-complex="bold"/>
    </style:style>
    <style:style style:name="T18" style:family="text">
      <style:text-properties fo:font-variant="normal" fo:text-transform="none" fo:color="#292929" fo:letter-spacing="normal" fo:font-style="normal" fo:font-weight="normal" officeooo:rsid="00141b9b" style:font-weight-asian="bold" style:font-weight-complex="bold"/>
    </style:style>
    <style:style style:name="T19" style:family="text">
      <style:text-properties fo:font-variant="normal" fo:text-transform="none" fo:color="#292929" fo:letter-spacing="normal" fo:font-style="normal" fo:font-weight="normal" officeooo:rsid="000f4fe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292929" fo:letter-spacing="normal" fo:font-style="normal" officeooo:rsid="000f4fe0" style:font-size-asian="12pt" style:font-size-complex="12pt"/>
    </style:style>
    <style:style style:name="T21" style:family="text">
      <style:text-properties fo:color="#a3238e"/>
    </style:style>
    <style:style style:name="T22" style:family="text">
      <style:text-properties fo:color="#a3238e" officeooo:rsid="001bd8f1"/>
    </style:style>
    <style:style style:name="T23" style:family="text">
      <style:text-properties officeooo:rsid="0009b35c"/>
    </style:style>
    <style:style style:name="T24" style:family="text">
      <style:text-properties fo:color="#820f71"/>
    </style:style>
    <style:style style:name="T25" style:family="text">
      <style:text-properties fo:color="#ef413d" style:font-name="Menlo" fo:font-size="12pt" fo:font-style="normal" fo:font-weight="normal" style:font-size-asian="12pt" style:font-weight-asian="bold" style:font-size-complex="12pt" style:font-weight-complex="bold"/>
    </style:style>
    <style:style style:name="T26" style:family="text">
      <style:text-properties fo:color="#ef413d" style:font-name="Menlo" fo:font-size="12pt" fo:font-style="normal" fo:font-weight="normal" officeooo:rsid="0009b35c" style:font-size-asian="12pt" style:font-weight-asian="bold" style:font-size-complex="12pt" style:font-weight-complex="bold"/>
    </style:style>
    <style:style style:name="T27" style:family="text">
      <style:text-properties fo:color="#ef413d" fo:font-size="12pt" fo:font-style="normal" fo:font-weight="normal" style:font-size-asian="12pt" style:font-weight-asian="bold" style:font-size-complex="12pt" style:font-weight-complex="bold"/>
    </style:style>
    <style:style style:name="T28" style:family="text">
      <style:text-properties fo:color="#ef413d" fo:font-size="12pt" fo:font-style="normal" fo:font-weight="normal" officeooo:rsid="0009b35c" style:font-size-asian="12pt" style:font-weight-asian="bold" style:font-size-complex="12pt" style:font-weight-complex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1a4fda"/>
    </style:style>
    <style:style style:name="T31" style:family="text">
      <style:text-properties fo:color="#000000" fo:font-size="12pt" fo:font-style="normal" style:text-underline-style="solid" style:text-underline-width="auto" style:text-underline-color="font-color" fo:font-weight="normal" style:font-size-asian="12pt" style:font-weight-asian="bold" style:font-size-complex="12pt" style:font-weight-complex="bold"/>
    </style:style>
    <style:style style:name="T32" style:family="text">
      <style:text-properties fo:color="#000000" fo:font-size="12pt" fo:font-style="normal" style:text-underline-style="solid" style:text-underline-width="auto" style:text-underline-color="font-color" fo:font-weight="normal" fo:background-color="#ffffff" loext:char-shading-value="0" style:font-size-asian="12pt" style:font-weight-asian="bold" style:font-size-complex="12pt" style:font-weight-complex="bold"/>
    </style:style>
    <style:style style:name="T33" style:family="text">
      <style:text-properties officeooo:rsid="000a1552"/>
    </style:style>
    <style:style style:name="T34" style:family="text">
      <style:text-properties officeooo:rsid="000bf8b9"/>
    </style:style>
    <style:style style:name="T35" style:family="text">
      <style:text-properties officeooo:rsid="000c0bbf"/>
    </style:style>
    <style:style style:name="T36" style:family="text">
      <style:text-properties officeooo:rsid="0010aef0"/>
    </style:style>
    <style:style style:name="T37" style:family="text">
      <style:text-properties officeooo:rsid="0012241f"/>
    </style:style>
    <style:style style:name="T38" style:family="text">
      <style:text-properties fo:color="#222222" style:font-name="Liberation Serif" fo:font-size="12pt" fo:letter-spacing="normal" fo:font-style="italic" fo:font-weight="normal" style:font-size-asian="12pt" style:font-weight-asian="normal" style:font-size-complex="12pt" style:font-weight-complex="normal"/>
    </style:style>
    <style:style style:name="T39" style:family="text">
      <style:text-properties officeooo:rsid="00141b9b"/>
    </style:style>
    <style:style style:name="T40" style:family="text">
      <style:text-properties style:font-name="urw-din" fo:font-size="12.75pt" style:text-underline-style="solid" style:text-underline-width="auto" style:text-underline-color="font-color" fo:font-weight="bold" loext:padding="0cm" loext:border="none"/>
    </style:style>
    <style:style style:name="T41" style:family="text">
      <style:text-properties fo:font-size="12.75pt"/>
    </style:style>
    <style:style style:name="T42" style:family="text">
      <style:text-properties fo:font-size="12.75pt" loext:padding="0cm" loext:border="none"/>
    </style:style>
    <style:style style:name="T43" style:family="text">
      <style:text-properties fo:font-size="12.75pt" officeooo:rsid="00144961" loext:padding="0cm" loext:border="none"/>
    </style:style>
    <style:style style:name="T44" style:family="text">
      <style:text-properties fo:font-size="12.75pt" officeooo:rsid="0015bc40" loext:padding="0cm" loext:border="none"/>
    </style:style>
    <style:style style:name="T45" style:family="text">
      <style:text-properties fo:font-size="12.75pt" fo:font-weight="bold" officeooo:rsid="00144961" style:font-weight-asian="bold" style:font-weight-complex="bold" loext:padding="0cm" loext:border="none"/>
    </style:style>
    <style:style style:name="T46" style:family="text">
      <style:text-properties officeooo:rsid="00171661"/>
    </style:style>
    <style:style style:name="T47" style:family="text">
      <style:text-properties style:text-underline-style="none" officeooo:rsid="001a4fda"/>
    </style:style>
    <style:style style:name="T48" style:family="text">
      <style:text-properties officeooo:rsid="001bd8f1"/>
    </style:style>
    <style:style style:name="T49" style:family="text">
      <style:text-properties officeooo:rsid="001d2e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Function</text:p>
      <text:p text:style-name="P38">Anonym<text:span text:style-name="T34">u</text:span>s Function</text:p>
      <text:p text:style-name="P38">Exception Handling</text:p>
      <text:p text:style-name="P50">Function</text:p>
      <text:p text:style-name="P40">Function is a block of <text:span text:style-name="T33">code which runs only when it is called</text:span>.</text:p>
      <text:p text:style-name="P40"/>
      <text:p text:style-name="P40">Syn<text:span text:style-name="T33">tax</text:span> :</text:p>
      <text:p text:style-name="P40"><text:span text:style-name="T24"><text:tab/>def functionname (parameters)</text:span>:</text:p>
      <text:p text:style-name="P40"><text:tab/><text:tab/><text:span text:style-name="T21">--</text:span><text:span text:style-name="T22">statements--</text:span></text:p>
      <text:p text:style-name="P49"><text:tab/><text:tab/><text:span text:style-name="T48">return expression</text:span></text:p>
      <text:p text:style-name="P49"><text:tab/><text:span text:style-name="T49">functionname();</text:span></text:p>
      <text:list xml:id="list13695652" text:style-name="L3">
        <text:list-item>
          <text:p text:style-name="P41">def keyword tells program that a new function is defined.</text:p>
        </text:list-item>
        <text:list-item>
          <text:p text:style-name="P41">functionname can be anything <text:span text:style-name="T48">appropriate to function</text:span></text:p>
        </text:list-item>
        <text:list-item>
          <text:p text:style-name="P41">parameters <text:span text:style-name="T23">are names used while defining a function and into which arguments will be mapped. </text:span></text:p>
        </text:list-item>
      </text:list>
      <text:p text:style-name="P45">Example:</text:p>
      <text:p text:style-name="P16"><text:bookmark text:name="ceea"/><text:span text:style-name="T13">def multiply(a, b): <text:s text:c="8"/></text:span></text:p>
      <text:p text:style-name="P16"><text:bookmark text:name="3077"/><text:span text:style-name="T13"><text:tab/>return a*b</text:span></text:p>
      <text:p text:style-name="P17"><text:span text:style-name="T14">print(</text:span><text:span text:style-name="T15">multiply(3,2))</text:span></text:p>
      <text:p text:style-name="P13"><text:span text:style-name="T4"/></text:p>
      <text:p text:style-name="P10"><text:span text:style-name="T7">Arguments</text:span><text:span text:style-name="T3">: Values of parameters </text:span><text:span text:style-name="T6">are known as arguments</text:span></text:p>
      <text:p text:style-name="P15"><text:span text:style-name="T3">Types of Arguments:</text:span></text:p>
      <text:list xml:id="list22622295" text:style-name="L1">
        <text:list-item>
          <text:p text:style-name="P11"><text:span text:style-name="T3">Position<text:tab/></text:span></text:p>
        </text:list-item>
        <text:list-item>
          <text:p text:style-name="P11"><text:span text:style-name="T3">Keyword</text:span></text:p>
        </text:list-item>
        <text:list-item>
          <text:p text:style-name="P11"><text:span text:style-name="T3">Default</text:span></text:p>
        </text:list-item>
        <text:list-item>
          <text:p text:style-name="P11"><text:span text:style-name="T3">Variable length</text:span></text:p>
        </text:list-item>
      </text:list>
      <text:p text:style-name="P12"><text:span text:style-name="T31">Position Arguments</text:span><text:span text:style-name="T3">: Arguments are declared based on the position of formal arguments</text:span></text:p>
      <text:p text:style-name="P10"><text:span text:style-name="T32">Keyworded Arguments</text:span><text:span text:style-name="T3">: Arguments are declared by name and default value</text:span></text:p>
      <text:p text:style-name="P14"><text:span text:style-name="T3">Example:</text:span></text:p>
      <text:p text:style-name="P18"><text:span text:style-name="T12">def multiply (a,b):</text:span></text:p>
      <text:p text:style-name="P18"><text:span text:style-name="T12"><text:tab/>return a*b</text:span></text:p>
      <text:p text:style-name="P18"><text:span text:style-name="T14">print(</text:span><text:span text:style-name="T12">multiply(b=3,a=7)</text:span><text:span text:style-name="T14">)</text:span></text:p>
      <text:p text:style-name="P24"><text:span text:style-name="T12">Default Arguments:</text:span></text:p>
      <text:p text:style-name="P25"><text:span text:style-name="T12">Example:</text:span></text:p>
      <text:p text:style-name="P19"><text:span text:style-name="T12">def multiply (a,b</text:span><text:span text:style-name="T14">=5</text:span><text:span text:style-name="T12">):</text:span></text:p>
      <text:p text:style-name="P19"><text:span text:style-name="T12"><text:tab/>return a*b</text:span></text:p>
      <text:p text:style-name="P19"><text:span text:style-name="T14">print(</text:span><text:span text:style-name="T12">multiply(7)</text:span><text:span text:style-name="T14">)</text:span></text:p>
      <text:p text:style-name="P19"><text:span text:style-name="T14"/></text:p>
      <text:p text:style-name="P24"><text:span text:style-name="T12">Variable length Arguments:</text:span></text:p>
      <text:p text:style-name="P24"><text:span text:style-name="T12"/></text:p>
      <text:p text:style-name="P12"><text:span text:style-name="T3"><text:tab/></text:span><text:span text:style-name="T27">*</text:span><text:span text:style-name="T28">args</text:span><text:span text:style-name="T5"> allow function to take any number of positional arguments</text:span></text:p>
      <text:p text:style-name="P12"><text:span text:style-name="T5"/></text:p>
      <text:p text:style-name="P20"><text:bookmark text:name="d0b3"/><text:span text:style-name="T9">def addition(*args)</text:span><text:bookmark text:name="43c4"/><text:bookmark text:name="108e"/><text:span text:style-name="T9">:</text:span></text:p>
      <text:p text:style-name="P20"><text:span text:style-name="T9"><text:tab/>c=0</text:span></text:p>
      <text:p text:style-name="P20"><text:span text:style-name="T9"><text:tab/>for i in args:</text:span></text:p>
      <text:p text:style-name="P20"><text:span text:style-name="T9"><text:tab/><text:tab/>c=c+i</text:span></text:p>
      <text:p text:style-name="P20"><text:span text:style-name="T9"><text:tab/>print(c)</text:span></text:p>
      <text:p text:style-name="P21"><text:span text:style-name="T8">addition(</text:span><text:span text:style-name="T10">9,8</text:span><text:span text:style-name="T8">)</text:span></text:p>
      <text:p text:style-name="P21"><text:span text:style-name="T8">addition(8,9,</text:span><text:span text:style-name="T10">6,5,3</text:span><text:span text:style-name="T8">)</text:span></text:p>
      <text:p text:style-name="P1"><text:span text:style-name="T1"/></text:p>
      <text:p text:style-name="P23"><text:span text:style-name="T8">Keyworded Variable Length Arguments:</text:span></text:p>
      <text:p text:style-name="P2"><text:span text:style-name="T1"><text:tab/></text:span><text:span text:style-name="T25">**</text:span><text:span text:style-name="T26">kwargs</text:span><text:span text:style-name="T2"> allow function to take any number of keyword arguments.</text:span></text:p>
      <text:p text:style-name="P22"><text:soft-page-break/><text:span text:style-name="T8">def person(**data):</text:span></text:p>
      <text:p text:style-name="P22"><text:span text:style-name="T8"><text:tab/>print(data)</text:span></text:p>
      <text:p text:style-name="P22"><text:span text:style-name="T8">person(</text:span><text:span text:style-name="T11">name=”</text:span><text:span text:style-name="T8">John”,age=25, course=”python”)</text:span></text:p>
      <text:p text:style-name="P22"><text:span text:style-name="T8"/></text:p>
      <text:p text:style-name="P10"><text:span text:style-name="T3"/></text:p>
      <text:p text:style-name="P10"><text:span text:style-name="T3"/></text:p>
      <text:p text:style-name="P8">Anonymus Function:</text:p>
      <text:p text:style-name="P4"><text:tab/><text:span text:style-name="T35">Function without a name is known as Anonymus / Lambda Functions.</text:span></text:p>
      <text:p text:style-name="P4"><text:tab/><text:span text:style-name="T35">Anonymus Function is defined using keyword “lambda”</text:span></text:p>
      <text:p text:style-name="P5">Syntax:</text:p>
      <text:p text:style-name="P5">lambda arguments:expression</text:p>
      <text:p text:style-name="P4"><text:tab/><text:span text:style-name="T35">It consists of any number of arguments and a single expression.</text:span></text:p>
      <text:p text:style-name="P5">c=lambda a:a*a</text:p>
      <text:p text:style-name="P5">x=c(5)</text:p>
      <text:p text:style-name="P5">print(x)</text:p>
      <text:p text:style-name="P6"/>
      <text:p text:style-name="P6">Usage of Lambda:</text:p>
      <text:p text:style-name="P6"><text:tab/>filter()</text:p>
      <text:p text:style-name="P6"><text:tab/>map()</text:p>
      <text:p text:style-name="P6"><text:tab/>reduce()</text:p>
      <text:p text:style-name="P9">filter():</text:p>
      <text:p text:style-name="P32">filter() function is used to generate an output list of values that return true when the function is called.</text:p>
      <text:p text:style-name="P26"><text:span text:style-name="T39">Syntax:</text:span></text:p>
      <text:p text:style-name="P26"><text:tab/>filter (function, iterables)</text:p>
      <text:p text:style-name="P36"><text:span text:style-name="T20">map():</text:span></text:p>
      <text:p text:style-name="P35"><text:span text:style-name="T18">map </text:span><text:span text:style-name="T17">function accepts another function and a sequence of ‘iterables’ as parameters and provides output after applying the function to each iterable in the sequence.</text:span></text:p>
      <text:p text:style-name="P37"><text:span text:style-name="T16">Syntax:</text:span></text:p>
      <text:p text:style-name="P37"><text:span text:style-name="T16"><text:tab/></text:span><text:span text:style-name="T38">map(function, iterables)</text:span></text:p>
      <text:p text:style-name="P9">reduce():</text:p>
      <text:p text:style-name="P9"/>
      <text:p text:style-name="P32">reduce() function applies a provided function to ‘iterables’ and returns a single value</text:p>
      <text:p text:style-name="P31"><text:span text:style-name="T39">Syntax:</text:span></text:p>
      <text:p text:style-name="P31"><text:tab/>reduce(function, iterables)</text:p>
      <text:p text:style-name="P7"/>
      <text:p text:style-name="P33">from functools import reduce</text:p>
      <text:p text:style-name="P34">a=[<text:span text:style-name="T36">1,7,</text:span>2,3,4,5,6,8,9]</text:p>
      <text:p text:style-name="P34">f=list(filter(lambda n:n%2==0,a))</text:p>
      <text:p text:style-name="P34">print(f)</text:p>
      <text:p text:style-name="P34">double=list(map(lambda n:n*2,f))</text:p>
      <text:p text:style-name="P34">print(double)</text:p>
      <text:p text:style-name="P34">sum=reduce(lambda a,b:a+b,double)</text:p>
      <text:p text:style-name="P34">print(sum)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oft-page-break/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27"><text:span text:style-name="T41">Error in Python can be of two types </text:span></text:p>
      <text:p text:style-name="P28"><text:span text:style-name="T42"><text:tab/></text:span><text:span text:style-name="T45">Syntax Errors</text:span></text:p>
      <text:p text:style-name="P30"><text:span text:style-name="T43"><text:tab/>Exceptions</text:span></text:p>
      <text:p text:style-name="P29"><text:span text:style-name="T43"/></text:p>
      <text:p text:style-name="P29"><text:span text:style-name="T42">Example:</text:span></text:p>
      <text:p text:style-name="P29"><text:span text:style-name="T42">a=50</text:span></text:p>
      <text:p text:style-name="P29"><text:span text:style-name="T42">print(</text:span><text:span text:style-name="T44">a/0</text:span><text:span text:style-name="T42">)</text:span></text:p>
      <text:p text:style-name="P3"/>
      <text:p text:style-name="P46">Exception Handling</text:p>
      <text:list xml:id="list2644342345" text:style-name="L4">
        <text:list-item>
          <text:p text:style-name="P47">Exception handling makes code more robust and helps prevent potential failures that would cause your program to stop in an uncontrolled manner.</text:p>
        </text:list-item>
        <text:list-item>
          <text:p text:style-name="P47">Statements that can raise exceptions are kept inside the <text:span text:style-name="T30">try</text:span><text:span text:style-name="T47"> c</text:span>lause and the statements that handle the exception are written inside <text:span text:style-name="T29">except</text:span> clause</text:p>
        </text:list-item>
      </text:list>
      <text:p text:style-name="P42"/>
      <text:p text:style-name="P42">try:</text:p>
      <text:p text:style-name="P42"><text:tab/><text:span text:style-name="T37">run this code</text:span></text:p>
      <text:p text:style-name="P43">except:</text:p>
      <text:p text:style-name="P43"><text:tab/>executes when there is exception</text:p>
      <text:p text:style-name="P43">else:</text:p>
      <text:p text:style-name="P43"><text:tab/>No exceptions? This code executes</text:p>
      <text:p text:style-name="P43">finally:</text:p>
      <text:p text:style-name="P43"><text:tab/>runs always</text:p>
      <text:p text:style-name="P44">Example:</text:p>
      <text:p text:style-name="P48">a=50</text:p>
      <text:p text:style-name="P48">b=<text:span text:style-name="T46">p</text:span></text:p>
      <text:p text:style-name="P48">try:</text:p>
      <text:p text:style-name="P48"><text:tab/>c=a/b;</text:p>
      <text:p text:style-name="P48">except ZeroDivisionError as e:</text:p>
      <text:p text:style-name="P48"><text:tab/>print("You Cannot divide a number by Zero: ",e)</text:p>
      <text:p text:style-name="P48">except ValueError as e:</text:p>
      <text:p text:style-name="P48"><text:tab/>print("Invalid Input: ",e)</text:p>
      <text:p text:style-name="P48">except Exception:</text:p>
      <text:p text:style-name="P48"><text:tab/>print("Something Went Wrong")</text:p>
      <text:p text:style-name="P48">else:</text:p>
      <text:p text:style-name="P48"><text:tab/>print(c)</text:p>
      <text:p text:style-name="P48">finally:</text:p>
      <text:p text:style-name="P48"><text:tab/>print("Execution Completed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ora" svg:font-family="Lora, serif"/>
    <style:font-face style:name="Menlo" svg:font-family="Menlo, Monaco, 'Courier New', Courier, monospace"/>
    <style:font-face style:name="arial" svg:font-family="arial, sans-serif"/>
    <style:font-face style:name="charter" svg:font-family="charter, Georgia, Cambria, 'Times New Roman', Times, serif"/>
    <style:font-face style:name="urw-din" svg:font-family="urw-din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0T13:54:17.531151308</meta:creation-date>
    <dc:date>2021-11-21T08:49:38.853446007</dc:date>
    <meta:editing-duration>PT26M2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113" meta:word-count="416" meta:character-count="2957" meta:non-whitespace-character-count="2614"/>
  </office:meta>
</office:document-meta>
</file>